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078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402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37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6"/>
    <style:style style:name="ce25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7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2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2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3" table:number-rows-repeated="10477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>
            <text:p>date</text:p>
          </table:table-cell>
          <table:table-cell table:style-name="ce30" office:value-type="string">
            <text:p>no bets</text:p>
          </table:table-cell>
          <table:table-cell table:style-name="ce30" office:value-type="string">
            <text:p>wager</text:p>
          </table:table-cell>
          <table:table-cell table:style-name="ce30" office:value-type="string">
            <text:p>wins</text:p>
          </table:table-cell>
          <table:table-cell table:style-name="ce32" office:value-type="string">
            <text:p>losses</text:p>
          </table:table-cell>
          <table:table-cell table:style-name="ce30" office:value-type="string">
            <text:p>net</text:p>
          </table:table-cell>
          <table:table-cell table:style-name="ce30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2" office:value-type="string">
            <text:p>avg bet</text:p>
          </table:table-cell>
          <table:table-cell table:style-name="ce32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0" office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>
            <text:p>24/07/19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style-name="ce6"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>
            <text:p>25/07/19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style-name="ce6"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>
            <text:p>26/07/19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style-name="ce6"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>
            <text:p>28/07/19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style-name="ce6"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>
            <text:p>30/07/19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style-name="ce6"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>
            <text:p>31/07/19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style-name="ce6"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>
            <text:p>01/08/19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style-name="ce6"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>
            <text:p>02/08/19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style-name="ce6"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>
            <text:p>03/08/19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style-name="ce6"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>
            <text:p>05/08/19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style-name="ce6"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>
            <text:p>06/08/19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style-name="ce6"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>
            <text:p>07/08/19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style-name="ce6"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>
            <text:p>08/08/19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style-name="ce6"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>
            <text:p>09/08/1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style-name="ce6"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>
            <text:p>11/08/19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style-name="ce6"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>
            <text:p>13/08/19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style-name="ce6"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>
            <text:p>15/08/19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style-name="ce6"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>
            <text:p>16/08/19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style-name="ce6"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>
            <text:p>17/08/19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style-name="ce6"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>
            <text:p>18/08/19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style-name="ce6"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>
            <text:p>19/08/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style-name="ce6"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>
            <text:p>20/08/19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style-name="ce6"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>
            <text:p>21/08/19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style-name="ce6"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>
            <text:p>22/08/19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style-name="ce6"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>
            <text:p>23/08/19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style-name="ce6"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>
            <text:p>26/08/19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style-name="ce6"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>
            <text:p>27/08/19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style-name="ce6"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>
            <text:p>29/08/1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style-name="ce6"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>
            <text:p>30/08/19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style-name="ce6"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>
            <text:p>02/09/19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style-name="ce6"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>
            <text:p>03/09/19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style-name="ce6"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>
            <text:p>05/09/19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style-name="ce6"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>
            <text:p>06/09/19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style-name="ce6"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>
            <text:p>16/09/19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style-name="ce6"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>
            <text:p>17/09/19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style-name="ce6"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>
            <text:p>18/09/19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style-name="ce6"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>
            <text:p>19/09/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style-name="ce6"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>
            <text:p>20/09/19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style-name="ce6"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>
            <text:p>21/09/19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style-name="ce6"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>
            <text:p>22/09/19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style-name="ce6"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>
            <text:p>23/09/19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style-name="ce6"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>
            <text:p>24/09/19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style-name="ce6"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>
            <text:p>25/09/19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style-name="ce6"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>
            <text:p>26/09/19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style-name="ce6"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>
            <text:p>27/09/19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style-name="ce6"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>
            <text:p>29/09/1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style-name="ce6"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>
            <text:p>30/09/19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style-name="ce6"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>
            <text:p>01/10/19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style-name="ce6"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>
            <text:p>02/10/19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style-name="ce6"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>
            <text:p>03/10/19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style-name="ce6"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>
            <text:p>04/10/19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style-name="ce6"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>
            <text:p>05/10/19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style-name="ce6"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>
            <text:p>06/10/19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style-name="ce6"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>
            <text:p>07/10/19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style-name="ce6"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>
            <text:p>08/10/19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style-name="ce6"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>
            <text:p>09/10/1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style-name="ce6"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>
            <text:p>10/10/19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style-name="ce6"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>
            <text:p>11/10/19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style-name="ce6"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>
            <text:p>12/10/19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style-name="ce6"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>
            <text:p>13/10/19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style-name="ce6"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>
            <text:p>14/10/19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style-name="ce6"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>
            <text:p>15/10/19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style-name="ce6"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>
            <text:p>16/10/19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style-name="ce6"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>
            <text:p>17/10/19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style-name="ce6"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>
            <text:p>18/10/19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style-name="ce6"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>
            <text:p>19/10/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style-name="ce6"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>
            <text:p>20/10/19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style-name="ce6"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>
            <text:p>21/10/19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style-name="ce6"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>
            <text:p>22/10/19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style-name="ce6"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>
            <text:p>23/10/19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style-name="ce6"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>
            <text:p>24/10/19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style-name="ce6"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>
            <text:p>25/10/19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style-name="ce6"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>
            <text:p>26/10/19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style-name="ce6"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>
            <text:p>27/10/19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style-name="ce6"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>
            <text:p>28/10/19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style-name="ce6"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>
            <text:p>29/10/1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style-name="ce6"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>
            <text:p>30/10/19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style-name="ce6"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>
            <text:p>31/10/19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style-name="ce6"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>
            <text:p>01/11/19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style-name="ce6"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>
            <text:p>02/11/19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style-name="ce6"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>
            <text:p>03/11/19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style-name="ce6"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>
            <text:p>03/01/20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style-name="ce6"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>
            <text:p>04/01/20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style-name="ce6"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aily.O104" table:end-x="0.372cm" table:end-y="0.214cm" draw:z-index="0" draw:name="Chart 1" draw:style-name="gr1" draw:text-style-name="P1" svg:width="22.015cm" svg:height="6.767cm" svg:x="0.639cm" svg:y="0.408cm">
              <draw:object draw:notify-on-update-of-ranges="daily.A3:daily.A86 daily.L2:daily.L2 daily.L3:daily.L8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table:table-column table:style-name="co11" table:default-cell-style-name="ce34"/>
        <table:table-column table:style-name="co12" table:number-columns-repeated="2" table:default-cell-style-name="ce34"/>
        <table:table-column table:style-name="co12" table:default-cell-style-name="ce37"/>
        <table:table-column table:style-name="co13" table:default-cell-style-name="ce37"/>
        <table:table-column table:style-name="co13" table:number-columns-repeated="13" table:default-cell-style-name="ce40"/>
        <table:table-column table:style-name="co13" table:number-columns-repeated="3" table:default-cell-style-name="ce42"/>
        <table:table-column table:style-name="co5" table:number-columns-repeated="2" table:default-cell-style-name="ce47"/>
        <table:table-column table:style-name="co5" table:number-columns-repeated="1001" table:default-cell-style-name="ce10"/>
        <table:table-row table:style-name="ro1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6" office:value-type="string">
            <text:p>net</text:p>
          </table:table-cell>
          <table:table-cell table:style-name="ce36" office:value-type="string">
            <text:p>roi</text:p>
          </table:table-cell>
          <table:table-cell table:style-name="ce39" office:value-type="string">
            <text:p>2020-10</text:p>
          </table:table-cell>
          <table:table-cell table:style-name="ce39" office:value-type="string">
            <text:p>2020-09</text:p>
          </table:table-cell>
          <table:table-cell table:style-name="ce39" office:value-type="string">
            <text:p>2020-08</text:p>
          </table:table-cell>
          <table:table-cell table:style-name="ce39" office:value-type="string">
            <text:p>2020-07</text:p>
          </table:table-cell>
          <table:table-cell table:style-name="ce39" office:value-type="string">
            <text:p>2020-06</text:p>
          </table:table-cell>
          <table:table-cell table:style-name="ce39" office:value-type="string">
            <text:p>2020-05</text:p>
          </table:table-cell>
          <table:table-cell table:style-name="ce39" office:value-type="string">
            <text:p>2020-04</text:p>
          </table:table-cell>
          <table:table-cell table:style-name="ce39" office:value-type="string">
            <text:p>2020-03</text:p>
          </table:table-cell>
          <table:table-cell table:style-name="ce39" office:value-type="string">
            <text:p>2020-02</text:p>
          </table:table-cell>
          <table:table-cell table:style-name="ce39" office:value-type="string">
            <text:p>2020-01</text:p>
          </table:table-cell>
          <table:table-cell table:style-name="ce39" office:value-type="string">
            <text:p>2019-12</text:p>
          </table:table-cell>
          <table:table-cell table:style-name="ce39" office:value-type="string">
            <text:p>2019-11</text:p>
          </table:table-cell>
          <table:table-cell table:style-name="ce39" office:value-type="string">
            <text:p>2019-10</text:p>
          </table:table-cell>
          <table:table-cell table:style-name="ce41" office:value-type="string">
            <text:p>2019-09</text:p>
          </table:table-cell>
          <table:table-cell table:style-name="ce41" office:value-type="string">
            <text:p>2019-08</text:p>
          </table:table-cell>
          <table:table-cell table:style-name="ce41" office:value-type="string">
            <text:p>2019-07</text:p>
          </table:table-cell>
          <table:table-cell table:style-name="ce44" table:number-columns-repeated="2"/>
          <table:table-cell table:style-name="ce4" table:number-columns-repeated="1001"/>
        </table:table-row>
        <table:table-row table:style-name="ro1">
          <table:table-cell table:style-name="ce30" table:number-columns-repeated="3"/>
          <table:table-cell table:style-name="ce36" table:number-columns-repeated="2"/>
          <table:table-cell table:style-name="ce39" table:formula="of:=SUM([.F3:.F26])" office:value-type="float" office:value="-0.168333333333333">
            <text:p>0</text:p>
          </table:table-cell>
          <table:table-cell table:style-name="ce39" table:formula="of:=SUM([.G3:.G26])" office:value-type="float" office:value="5.66583333333333">
            <text:p>6</text:p>
          </table:table-cell>
          <table:table-cell table:style-name="ce39" table:formula="of:=SUM([.H3:.H26])" office:value-type="float" office:value="4.52166666666667">
            <text:p>5</text:p>
          </table:table-cell>
          <table:table-cell table:style-name="ce39" table:formula="of:=SUM([.I3:.I26])" office:value-type="float" office:value="-0.412500000000002">
            <text:p>0</text:p>
          </table:table-cell>
          <table:table-cell table:style-name="ce39" table:formula="of:=SUM([.J3:.J26])" office:value-type="float" office:value="-1.38583333333333">
            <text:p>-1</text:p>
          </table:table-cell>
          <table:table-cell table:style-name="ce39" table:formula="of:=SUM([.K3:.K26])" office:value-type="float" office:value="-1.38583333333333">
            <text:p>-1</text:p>
          </table:table-cell>
          <table:table-cell table:style-name="ce39" table:formula="of:=SUM([.L3:.L26])" office:value-type="float" office:value="-1.38583333333333">
            <text:p>-1</text:p>
          </table:table-cell>
          <table:table-cell table:style-name="ce39" table:formula="of:=SUM([.M3:.M26])" office:value-type="float" office:value="-1.38583333333333">
            <text:p>-1</text:p>
          </table:table-cell>
          <table:table-cell table:style-name="ce39" table:formula="of:=SUM([.N3:.N26])" office:value-type="float" office:value="-1.38583333333333">
            <text:p>-1</text:p>
          </table:table-cell>
          <table:table-cell table:style-name="ce39" table:formula="of:=SUM([.O3:.O26])" office:value-type="float" office:value="-1.38583333333333">
            <text:p>-1</text:p>
          </table:table-cell>
          <table:table-cell table:style-name="ce39" table:formula="of:=SUM([.P3:.P26])" office:value-type="float" office:value="-1.38583333333333">
            <text:p>-1</text:p>
          </table:table-cell>
          <table:table-cell table:style-name="ce39" table:formula="of:=SUM([.Q3:.Q26])" office:value-type="float" office:value="-1.38583333333333">
            <text:p>-1</text:p>
          </table:table-cell>
          <table:table-cell table:style-name="ce39" table:formula="of:=SUM([.R3:.R26])" office:value-type="float" office:value="-1.2175">
            <text:p>-1</text:p>
          </table:table-cell>
          <table:table-cell table:style-name="ce41" table:formula="of:=SUM([.S3:.S26])" office:value-type="float" office:value="-7.05166666666667">
            <text:p>-7</text:p>
          </table:table-cell>
          <table:table-cell table:style-name="ce41" table:formula="of:=SUM([.T3:.T26])" office:value-type="float" office:value="-5.9075">
            <text:p>-6</text:p>
          </table:table-cell>
          <table:table-cell table:style-name="ce41" table:formula="of:=SUM([.U3:.U26])" office:value-type="float" office:value="-0.973333333333333">
            <text:p>-1</text:p>
          </table:table-cell>
          <table:table-cell table:style-name="ce45"/>
          <table:table-cell table:style-name="ce44"/>
          <table:table-cell table:number-columns-repeated="1001"/>
        </table:table-row>
        <table:table-row table:style-name="ro1">
          <table:table-cell table:number-columns-repeated="21"/>
          <table:table-cell table:style-name="ce46"/>
          <table:table-cell table:number-columns-repeated="1002"/>
        </table:table-row>
        <table:table-row table:style-name="ro1">
          <table:table-cell table:style-name="ce35" office:value-type="string">
            <text:p>2019-11</text:p>
          </table:table-cell>
          <table:table-cell table:formula="of:=SUM([$daily.B81:.B87])" office:value-type="float" office:value="24">
            <text:p>24</text:p>
          </table:table-cell>
          <table:table-cell table:formula="of:=SUM([$daily.C81:.C87])" office:value-type="float" office:value="104">
            <text:p>104</text:p>
          </table:table-cell>
          <table:table-cell table:formula="of:=SUM([$daily.F81:.F87])" office:value-type="float" office:value="-2.02">
            <text:p>-2</text:p>
          </table:table-cell>
          <table:table-cell table:style-name="ce38" table:formula="of:=[.D4]/[.C4]" office:value-type="percentage" office:value="-0.0194230769230769">
            <text:p>-2%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formula="of:=[.$D$4]/12" office:value-type="float" office:value="-0.168333333333333">
            <text:p>0</text:p>
          </table:table-cell>
          <table:table-cell table:number-columns-repeated="4"/>
          <table:table-cell table:style-name="ce46"/>
          <table:table-cell table:number-columns-repeated="1002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38" table:formula="of:=[.D5]/[.C5]" office:value-type="percentage" office:value="0.0960356652949245">
            <text:p>10%</text:p>
          </table:table-cell>
          <table:table-cell/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 table:formula="of:=[.$D$5]/12" office:value-type="float" office:value="5.83416666666667">
            <text:p>6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38" table:formula="of:=[.D6]/[.C6]" office:value-type="percentage" office:value="-0.0718848167539267">
            <text:p>-7%</text:p>
          </table:table-cell>
          <table:table-cell table:number-columns-repeated="2"/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formula="of:=[.$D$6]/12" office:value-type="float" office:value="-1.14416666666667">
            <text:p>-1</text:p>
          </table:table-cell>
          <table:table-cell table:style-name="ce43"/>
          <table:table-cell table:number-columns-repeated="1004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38" table:formula="of:=[.D7]/[.C7]" office:value-type="percentage" office:value="-0.073279702970297">
            <text:p>-7%</text:p>
          </table:table-cell>
          <table:table-cell table:number-columns-repeated="3"/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 table:formula="of:=[.$D$7]/12" office:value-type="float" office:value="-4.93416666666667">
            <text:p>-5</text:p>
          </table:table-cell>
          <table:table-cell/>
          <table:table-cell table:style-name="ce46"/>
          <table:table-cell table:number-columns-repeated="1002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38" table:formula="of:=[.D8]/[.C8]" office:value-type="percentage" office:value="-0.0139379474940334">
            <text:p>-1%</text:p>
          </table:table-cell>
          <table:table-cell table:number-columns-repeated="4"/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formula="of:=[.$D$8]/12" office:value-type="float" office:value="-0.973333333333333">
            <text:p>-1</text:p>
          </table:table-cell>
          <table:table-cell table:style-name="ce46"/>
          <table:table-cell table:number-columns-repeated="100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1" number:min-integer-digits="1" number:grouping="true"/>
    </number:number-style>
    <number:date-style style:name="N108">
      <number:day/>
      <number:text>-</number:text>
      <number:month number:textual="true"/>
    </number:date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5/01/2020</text:date>, <text:time>08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08:29:04</dc:date>
    <dc:creator>Jaco Jansen</dc:creator>
    <meta:generator>OpenOffice/4.1.7$Unix OpenOffice.org_project/417m1$Build-9800</meta:generator>
    <meta:editing-duration>PT6M24S</meta:editing-duration>
    <meta:editing-cycles>1</meta:editing-cycles>
    <meta:document-statistic meta:table-count="3" meta:cell-count="11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016cm" svg:height="6.768cm" xlink:href=".." xlink:type="simple" chart:class="chart:line" chart:style-name="ch1">
        <chart:title svg:x="9.988cm" svg:y="0.27cm" chart:style-name="ch2">
          <text:p>closing</text:p>
        </chart:title>
        <chart:plot-area chart:style-name="ch3" table:cell-range-address="daily.A3:daily.A86 daily.L2:daily.L86" chart:data-source-has-labels="both" svg:x="0.89cm" svg:y="1.582cm" svg:width="20.246cm" svg:height="4.631cm">
          <chartooo:coordinate-region svg:x="1.455cm" svg:y="1.764cm" svg:width="19.043cm" svg:height="3.836cm"/>
          <chart:axis chart:dimension="x" chart:name="primary-x" chart:style-name="ch4" chartooo:axis-type="auto">
            <chartooo:date-scale/>
            <chart:categories table:cell-range-address="daily.A3:daily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86" chart:label-cell-address="daily.L2:daily.L2" chart:class="chart:line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86</svg:desc>
                </draw:g>
              </table:table-cell>
              <table:table-cell office:value-type="float" office:value="230.3">
                <text:p>230.3</text:p>
                <draw:g>
                  <svg:desc>daily.L3:daily.L86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